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1100000339DD74E20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1cm" svg:height="16cm" svg:x="1.9cm" svg:y="2cm">
          <draw:image xlink:href="Pictures/100002010000051100000339DD74E204.png" xlink:type="simple" xlink:show="embed" xlink:actuate="onLoad">
            <text:p/>
          </draw:image>
        </draw:frame>
        <draw:line draw:style-name="gr2" draw:text-style-name="P1" draw:layer="layout" svg:x1="13cm" svg:y1="18.8cm" svg:x2="9cm" svg:y2="14.9cm">
          <text:p/>
        </draw:line>
        <draw:frame draw:style-name="gr3" draw:layer="layout" svg:width="9.5cm" svg:height="3.095cm" svg:x="14.2cm" svg:y="16.505cm">
          <draw:text-box>
            <text:p>The items ordered by booking ID 11 is shown by the table the arrow is to which is what I would expe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3:13:19.248000000</dc:date>
    <meta:editing-duration>PT41M58S</meta:editing-duration>
    <meta:editing-cycles>11</meta:editing-cycles>
    <meta:generator>LibreOffice/4.3.2.2$Windows_x86 LibreOffice_project/edfb5295ba211bd31ad47d0bad0118690f76407d</meta:generator>
    <meta:document-statistic meta:object-count="3"/>
  </office:meta>
</office:document-meta>
</file>